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ACC000005C8ABE9DA2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inside" style:horizontal-rel="page" style:mirror="horizontal vertical" fo:clip="rect(0.1in, 5.759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in" svg:y="0in" svg:width="11in" svg:height="8.5in" draw:z-index="0">
        <draw:image xlink:href="Pictures/1000020100000ACC000005C8ABE9DA2B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7-01-24T12:45:05</meta:creation-date>
    <meta:document-statistic meta:table-count="0" meta:image-count="1" meta:object-count="0" meta:page-count="1" meta:paragraph-count="0" meta:word-count="0" meta:character-count="0"/>
    <dc:date>2017-01-24T13:18:08</dc:date>
    <dc:creator>Flo Maldonado</dc:creator>
    <meta:editing-duration>PT1M59S</meta:editing-duration>
    <meta:editing-cycles>1</meta:editing-cycles>
    <meta:generator>OpenOffice/4.1.1$Unix OpenOffice.org_project/411m6$Build-9775</meta:generator>
  </office:meta>
</office:document-meta>
</file>